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2.626cm" style:rel-column-width="6697*"/>
    </style:style>
    <style:style style:name="Tableau1.B" style:family="table-column">
      <style:table-column-properties style:column-width="2.806cm" style:rel-column-width="7156*"/>
    </style:style>
    <style:style style:name="Tableau1.C" style:family="table-column">
      <style:table-column-properties style:column-width="2.93cm" style:rel-column-width="7471*"/>
    </style:style>
    <style:style style:name="Tableau1.D" style:family="table-column">
      <style:table-column-properties style:column-width="5.163cm" style:rel-column-width="13165*"/>
    </style:style>
    <style:style style:name="Tableau1.E" style:family="table-column">
      <style:table-column-properties style:column-width="3.221cm" style:rel-column-width="8213*"/>
    </style:style>
    <style:style style:name="Tableau1.F" style:family="table-column">
      <style:table-column-properties style:column-width="2.189cm" style:rel-column-width="5581*"/>
    </style:style>
    <style:style style:name="Tableau1.G" style:family="table-column">
      <style:table-column-properties style:column-width="4.071cm" style:rel-column-width="10381*"/>
    </style:style>
    <style:style style:name="Tableau1.H" style:family="table-column">
      <style:table-column-properties style:column-width="1.348cm" style:rel-column-width="3436*"/>
    </style:style>
    <style:style style:name="Tableau1.I" style:family="table-column">
      <style:table-column-properties style:column-width="1.348cm" style:rel-column-width="343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94bd5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projet Site et Application Web (Février 2014)<text:tab/><text:tab/><text:tab/><text:tab/><text:tab/><text:tab/><text:tab/><text:tab/><text:tab/><text:tab/><text:tab/><text:tab/>Version 2.1</text:p>
      <text:p text:style-name="Standard"/>
      <text:p text:style-name="Standard">On entend ici par 'projet' un sous-projet du projet philea situé dans un domaine. Un domaine de projet est sous la responsabilité d'une à plusieurs classes. Un projet est piloté par un à plusieurs gestionnaires. <text:s/>Une étape d'un projet est rédigée par un rédacteur (élève) et soumise à validation pour publication par un gestionnaire (professeur) du projet auquel est rattachée l'étape.</text:p>
      <text:p text:style-name="Standard"><draw:ellipse text:anchor-type="paragraph" draw:z-index="39" draw:style-name="gr1" draw:text-style-name="P5" svg:width="2.393cm" svg:height="1.165cm" svg:x="13.146cm" svg:y="0.152cm"><text:p text:style-name="P5">Philea</text:p></draw:ellipse></text:p>
      <text:p text:style-name="Standard"><draw:line text:anchor-type="paragraph" draw:z-index="1" draw:style-name="gr2" draw:text-style-name="P5" svg:x1="14.459cm" svg:y1="0.089cm" svg:x2="14.459cm" svg:y2="1.782cm"><text:p/></draw:line></text:p>
      <text:p text:style-name="Standard"><draw:line text:anchor-type="paragraph" draw:z-index="21" draw:style-name="gr2" draw:text-style-name="P5" svg:x1="13.612cm" svg:y1="0.152cm" svg:x2="9.548cm" svg:y2="1.253cm"><text:p/></draw:line><draw:line text:anchor-type="paragraph" draw:z-index="22" draw:style-name="gr2" draw:text-style-name="P5" svg:x1="15.051cm" svg:y1="0.067cm" svg:x2="20.47cm" svg:y2="1.316cm"><text:p/></draw:line></text:p>
      <text:p text:style-name="Standard"><draw:ellipse text:anchor-type="paragraph" draw:z-index="40" draw:style-name="gr1" draw:text-style-name="P5" svg:width="3.006cm" svg:height="1.44cm" svg:x="19.856cm" svg:y="0.443cm"><text:p text:style-name="P5">Support</text:p></draw:ellipse><draw:frame text:anchor-type="paragraph" draw:z-index="28" draw:style-name="gr3" svg:width="2.71cm" svg:height="0.976cm" svg:x="-0.104cm" svg:y="0.427cm"><draw:text-box><text:p>Types des domaines</text:p></draw:text-box></draw:frame><draw:custom-shape text:anchor-type="paragraph" draw:z-index="29" draw:style-name="gr4" svg:width="1.144cm" svg:height="0.234cm" svg:x="2.335cm" svg:y="1.08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ellipse text:anchor-type="paragraph" draw:z-index="0" draw:style-name="gr1" draw:text-style-name="P5" svg:width="3.006cm" svg:height="1.44cm" svg:x="6.86cm" svg:y="0.004cm"><text:p text:style-name="P5">Structure</text:p><text:p text:style-name="P5">(plateforme)</text:p></draw:ellipse><draw:ellipse text:anchor-type="paragraph" draw:z-index="2" draw:style-name="gr1" draw:text-style-name="P5" svg:width="3.006cm" svg:height="1.44cm" svg:x="13.104cm" svg:y="0.041cm"><text:p text:style-name="P5">Instrument</text:p><text:p text:style-name="P5">d'exploration</text:p></draw:ellipse></text:p>
      <text:p text:style-name="Standard"/>
      <text:p text:style-name="Standard"><draw:line text:anchor-type="paragraph" draw:z-index="23" draw:style-name="gr2" draw:text-style-name="P5" svg:x1="7.939cm" svg:y1="0.469cm" svg:x2="6.923cm" svg:y2="1.549cm"><text:p/></draw:line><draw:line text:anchor-type="paragraph" draw:z-index="25" draw:style-name="gr2" draw:text-style-name="P5" svg:x1="21.359cm" svg:y1="0.422cm" svg:x2="21.338cm" svg:y2="1.718cm"><text:p/></draw:line></text:p>
      <text:p text:style-name="Standard"><draw:line text:anchor-type="paragraph" draw:z-index="24" draw:style-name="gr2" draw:text-style-name="P5" svg:x1="14.459cm" svg:y1="0.019cm" svg:x2="14.459cm" svg:y2="0.977cm"><text:p/></draw:line></text:p>
      <text:p text:style-name="Standard"/>
      <text:p text:style-name="Standard"><draw:ellipse text:anchor-type="paragraph" draw:z-index="4" draw:style-name="gr1" draw:text-style-name="P5" svg:width="2.393cm" svg:height="1.165cm" svg:x="5.071cm" svg:y="0.379cm"><text:p text:style-name="P5">balcon</text:p></draw:ellipse><draw:ellipse text:anchor-type="paragraph" draw:z-index="3" draw:style-name="gr1" draw:text-style-name="P5" svg:width="2.393cm" svg:height="1.165cm" svg:x="3.113cm" svg:y="0.321cm"><text:p text:style-name="P5">caisse</text:p></draw:ellipse><draw:ellipse text:anchor-type="paragraph" draw:z-index="5" draw:style-name="gr1" draw:text-style-name="P5" svg:width="2.393cm" svg:height="1.165cm" svg:x="6.786cm" svg:y="0.379cm"><text:p text:style-name="P5">Landing car</text:p></draw:ellipse><draw:ellipse text:anchor-type="paragraph" draw:z-index="18" draw:style-name="gr1" draw:text-style-name="P5" svg:width="2.393cm" svg:height="1.165cm" svg:x="18.057cm" svg:y="0.474cm"><text:p text:style-name="P5">fabrication</text:p></draw:ellipse><draw:ellipse text:anchor-type="paragraph" draw:z-index="19" draw:style-name="gr1" draw:text-style-name="P5" svg:width="2.393cm" svg:height="1.165cm" svg:x="20.057cm" svg:y="0.474cm"><text:p text:style-name="P5">énergie</text:p></draw:ellipse><draw:ellipse text:anchor-type="paragraph" draw:z-index="20" draw:style-name="gr1" draw:text-style-name="P5" svg:width="2.668cm" svg:height="1.165cm" svg:x="22.057cm" svg:y="0.474cm"><text:p text:style-name="P5">treuil-portique</text:p></draw:ellipse></text:p>
      <text:p text:style-name="Standard"><draw:frame text:anchor-type="paragraph" draw:z-index="26" draw:style-name="gr3" svg:width="2.71cm" svg:height="0.976cm" svg:x="-0.104cm" svg:y="0.427cm"><draw:text-box><text:p>Domaines des projets</text:p></draw:text-box></draw:frame></text:p>
      <text:p text:style-name="Standard"><draw:ellipse text:anchor-type="paragraph" draw:z-index="11" draw:style-name="gr1" draw:text-style-name="P5" svg:width="2.393cm" svg:height="1.165cm" svg:x="14.702cm" svg:y="0.459cm"><text:p text:style-name="P5">sd2</text:p></draw:ellipse><draw:ellipse text:anchor-type="paragraph" draw:z-index="10" draw:style-name="gr1" draw:text-style-name="P5" svg:width="2.393cm" svg:height="1.165cm" svg:x="12.903cm" svg:y="0.353cm"><text:p text:style-name="P5">romap</text:p></draw:ellipse><draw:ellipse text:anchor-type="paragraph" draw:z-index="15" draw:style-name="gr1" draw:text-style-name="P5" svg:width="2.393cm" svg:height="1.165cm" svg:x="17.988cm" svg:y="0.4cm"><text:p text:style-name="P5">site web</text:p></draw:ellipse><draw:ellipse text:anchor-type="paragraph" draw:z-index="16" draw:style-name="gr1" draw:text-style-name="P5" svg:width="2.393cm" svg:height="1.165cm" svg:x="19.904cm" svg:y="0.4cm"><text:p text:style-name="P5">transport</text:p></draw:ellipse><draw:ellipse text:anchor-type="paragraph" draw:z-index="17" draw:style-name="gr1" draw:text-style-name="P5" svg:width="2.393cm" svg:height="1.165cm" svg:x="21.703cm" svg:y="0.4cm"><text:p text:style-name="P5">décor</text:p></draw:ellipse></text:p>
      <text:p text:style-name="Standard"><draw:custom-shape text:anchor-type="paragraph" draw:z-index="27" draw:style-name="gr4" svg:width="1.144cm" svg:height="0.234cm" svg:x="1.335cm" svg:y="0.08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ellipse text:anchor-type="paragraph" draw:z-index="6" draw:style-name="gr1" draw:text-style-name="P5" svg:width="2.393cm" svg:height="1.165cm" svg:x="3.182cm" svg:y="-0.579cm"><text:p text:style-name="P5">anchors</text:p></draw:ellipse><draw:ellipse text:anchor-type="paragraph" draw:z-index="7" draw:style-name="gr1" draw:text-style-name="P5" svg:width="2.393cm" svg:height="1.165cm" svg:x="5.182cm" svg:y="-0.579cm"><text:p text:style-name="P5">ads</text:p></draw:ellipse><draw:ellipse text:anchor-type="paragraph" draw:z-index="8" draw:style-name="gr1" draw:text-style-name="P5" svg:width="2.393cm" svg:height="1.165cm" svg:x="7.183cm" svg:y="-0.579cm"><text:p text:style-name="P5">cdms</text:p></draw:ellipse><draw:ellipse text:anchor-type="paragraph" draw:z-index="9" draw:style-name="gr1" draw:text-style-name="P5" svg:width="2.393cm" svg:height="1.165cm" svg:x="11.114cm" svg:y="-0.679cm"><text:p text:style-name="P5">rolis</text:p></draw:ellipse><draw:ellipse text:anchor-type="paragraph" draw:z-index="12" draw:style-name="gr1" draw:text-style-name="P5" svg:width="2.393cm" svg:height="1.165cm" svg:x="11.183cm" svg:y="-1.579cm"><text:p text:style-name="P5">apxs</text:p></draw:ellipse><draw:ellipse text:anchor-type="paragraph" draw:z-index="13" draw:style-name="gr1" draw:text-style-name="P5" svg:width="2.393cm" svg:height="1.165cm" svg:x="13.183cm" svg:y="-1.579cm"><text:p text:style-name="P5">civa</text:p></draw:ellipse><draw:ellipse text:anchor-type="paragraph" draw:z-index="14" draw:style-name="gr1" draw:text-style-name="P5" svg:width="2.393cm" svg:height="1.165cm" svg:x="15.184cm" svg:y="-1.579cm"><text:p text:style-name="P5">mupus</text:p></draw:ellipse></text:p>
      <text:p text:style-name="Standard"><draw:line text:anchor-type="paragraph" draw:z-index="32" draw:style-name="gr2" draw:text-style-name="P5" svg:x1="15.94cm" svg:y1="0.162cm" svg:x2="15.432cm" svg:y2="1.379cm"><text:p/></draw:line><draw:line text:anchor-type="paragraph" draw:z-index="33" draw:style-name="gr2" draw:text-style-name="P5" svg:x1="16.215cm" svg:y1="0.162cm" svg:x2="18.099cm" svg:y2="1.358cm"><text:p/></draw:line></text:p>
      <text:p text:style-name="Standard"/>
      <text:p text:style-name="Standard"><draw:ellipse text:anchor-type="paragraph" draw:z-index="31" draw:style-name="gr5" draw:text-style-name="P5" svg:width="3.192cm" svg:height="1.678cm" svg:x="17.221cm" svg:y="0.284cm"><text:p text:style-name="P5">BTS IRIS</text:p><text:p text:style-name="P5">Paris</text:p><text:p text:style-name="P5"><text:span text:style-name="T3">(Informatique)</text:span></text:p></draw:ellipse><draw:ellipse text:anchor-type="paragraph" draw:z-index="30" draw:style-name="gr5" draw:text-style-name="P5" svg:width="3.313cm" svg:height="1.557cm" svg:x="13.591cm" svg:y="0.406cm"><text:p text:style-name="P5">BTS CPI</text:p><text:p text:style-name="P5">Limoges</text:p><text:p text:style-name="P5"><text:span text:style-name="T3">(Mécanique)</text:span></text:p></draw:ellipse></text:p>
      <text:p text:style-name="Standard"/>
      <text:p text:style-name="Standard">Exemple de projets</text:p>
      <text:p text:style-name="Standard"><draw:custom-shape text:anchor-type="paragraph" draw:z-index="34" draw:style-name="gr4" svg:width="8.155cm" svg:height="0.234cm" svg:x="4.336cm" svg:y="-0.3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(voir tableau ci-dessous)</text:p>
      <text:p text:style-name="Standard"><draw:line text:anchor-type="paragraph" draw:z-index="36" draw:style-name="gr2" draw:text-style-name="P5" svg:x1="15.326cm" svg:y1="0.469cm" svg:x2="15.326cm" svg:y2="0.014cm"><text:p/></draw:line><draw:line text:anchor-type="paragraph" draw:z-index="37" draw:style-name="gr2" draw:text-style-name="P5" svg:x1="18.925cm" svg:y1="0.014cm" svg:x2="18.967cm" svg:y2="0.464cm"><text:p/></draw:line><draw:rect text:anchor-type="paragraph" draw:z-index="35" draw:style-name="gr6" draw:text-style-name="P5" svg:width="2.223cm" svg:height="0.72cm" svg:x="14.162cm" svg:y="0.469cm"><text:p text:style-name="P5">Etape1</text:p></draw:rect><draw:rect text:anchor-type="paragraph" draw:z-index="42" draw:style-name="gr6" draw:text-style-name="P5" svg:width="2.223cm" svg:height="0.916cm" svg:x="17.803cm" svg:y="0.464cm"><text:p text:style-name="P5">Etape 1</text:p></draw:rect></text:p>
      <text:p text:style-name="Standard"/>
      <text:p text:style-name="Standard"><draw:custom-shape text:anchor-type="paragraph" draw:z-index="38" draw:style-name="gr4" svg:width="8.155cm" svg:height="0.234cm" svg:x="4.336cm" svg:y="0.6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41" draw:style-name="gr6" draw:text-style-name="P5" svg:width="2.223cm" svg:height="0.916cm" svg:x="13.802cm" svg:y="0.146cm"><text:p text:style-name="P5">Etape2</text:p></draw:rect><draw:rect text:anchor-type="paragraph" draw:z-index="43" draw:style-name="gr6" draw:text-style-name="P5" svg:width="2.223cm" svg:height="0.72cm" svg:x="17.417cm" svg:y="0.173cm"><text:p text:style-name="P5">Etape 2</text:p></draw:rect></text:p>
      <text:p text:style-name="Standard">Exemple d'étapes</text:p>
      <text:p text:style-name="Standard">(partie principalement dynamique du site web)</text:p>
      <text:p text:style-name="Standard"><draw:rect text:anchor-type="paragraph" draw:z-index="44" draw:style-name="gr6" draw:text-style-name="P5" svg:width="2.223cm" svg:height="0.72cm" svg:x="16.84cm" svg:y="-0.616cm"><text:p text:style-name="P5">Etape <text:span text:style-name="T4">n</text:span></text:p></draw:rect></text:p>
      <text:p text:style-name="Standard"><text:tab/><text:tab/><text:tab/><text:span text:style-name="T1">Structure</text:span> : concerne les composants de la plateforme qui accueille les instruments</text:p>
      <text:p text:style-name="Standard">Type de domaine :<text:tab/><text:span text:style-name="T1">Instrument d'exploration</text:span> : les divers instruments chargés d'explorer la comète</text:p>
      <text:p text:style-name="Standard"><text:tab/><text:tab/><text:tab/><text:span text:style-name="T1">Support</text:span> : les projets supports au projet (fabrication, logistique, énergie, site web, ...)</text:p>
      <text:p text:style-name="Standard"><text:soft-page-break/></text:p>
      <text:p text:style-name="Standard"/>
      <text:p text:style-name="Standard">Les Cas d'Utilisation de l'application web :</text:p>
      <text:p text:style-name="Standard"/>
      <text:p text:style-name="Standard"><text:tab/>Gestion des utilisateurs : un Gestionnaire peut <text:span text:style-name="T2">créer/modifier/supprimer</text:span> des Rédacteurs pour les projets dont il a la charge</text:p>
      <text:p text:style-name="Standard"><text:tab/>Gestion des domaine : un Gestionnaire peut <text:span text:style-name="T2">paramétrer</text:span> les données d'un domaine dont il a la charge</text:p>
      <text:p text:style-name="Standard"><text:tab/>Gestion des étapes : un Rédacteur <text:s/>peut <text:span text:style-name="T2">créer/modifier/supprimer</text:span> des étapes pour les projets dont il a la charge</text:p>
      <text:p text:style-name="Standard"><text:tab/>Gestion des validations : un Gestionnaire peut <text:span text:style-name="T2">modifier/valider/invalider</text:span> des étapes pour les projets dont il a la charge</text:p>
      <text:p text:style-name="Standard"/>
      <text:p text:style-name="Standard"><text:tab/>Accès visiteur (pour tout le monde) </text:p>
      <text:p text:style-name="Standard"><text:tab/><text:tab/>Vue générale du projet (page d'accueil) – on voit les 3 types de domaines, l'utilisateur peut en sélectionner un </text:p>
      <text:p text:style-name="P2"><text:tab/><text:tab/>Vue générale du projet (version datatable) – on voit le tableau des projets ci-dessous, </text:p>
      <text:p text:style-name="P2"><text:s text:c="2"/><text:tab/><text:tab/> <text:s text:c="2"/>l'utilisateur peut filtrer (fonction datatable), mais aussi sélectionner un item qui présente </text:p>
      <text:p text:style-name="P2"><text:tab/><text:tab/> <text:s text:c="2"/>la liste des projets concernés, exemples :</text:p>
      <text:p text:style-name="P2"><text:tab/><text:tab/><text:tab/>item Caisse : « vue par domaine », <text:s/>item Créteil : « vue liste de projets par établissements »</text:p>
      <text:p text:style-name="P2"><text:tab/><text:tab/><text:tab/>item Bac Pro Usinage : « vue liste de projets par classe »</text:p>
      <text:p text:style-name="P2"><text:tab/><text:tab/><text:tab/>En fait il y a un type de vue par titre de colonne.</text:p>
      <text:p text:style-name="P2"><text:tab/><text:tab/><text:tab/>Le lien « voir projet » présente les étapes du projet (avec un entête : (domaine, type domaine, etab, ...))</text:p>
      <text:p text:style-name="P2"/>
      <text:p text:style-name="Standard"><text:tab/><text:tab/>Vue par domaine : On voit le niveau d'avancement global du domaine</text:p>
      <text:p text:style-name="Standard"><text:tab/><text:tab/><text:tab/><text:tab/>Si un seul projet (cas du Balcon par exemple) </text:p>
      <text:p text:style-name="Standard"><text:tab/><text:tab/><text:tab/><text:tab/><text:tab/>Alors « Vue liste étapes publiées »</text:p>
      <text:p text:style-name="Standard"><text:tab/><text:tab/><text:tab/><text:tab/><text:tab/>Sinon « Vue liste projets référents»</text:p>
      <text:p text:style-name="Standard"><text:tab/><text:tab/>Vue par académie : On voit le niveau d'avancement global des académies et liste des projets </text:p>
      <text:p text:style-name="Standard"><text:tab/><text:tab/><text:tab/>Si sélection d'un projet : « Vue liste étapes publiées »<text:tab/><text:tab/><text:tab/><text:tab/></text:p>
      <text:p text:style-name="Standard"><text:tab/><text:tab/>Vue liste projets référents : l'utilisateur sélectionne un projet : « Vue liste étapes publiées »</text:p>
      <text:p text:style-name="Standard"><text:tab/><text:tab/>Vue liste étapes publiées : en tableau, le détail d'une étape est présentée si sélection </text:p>
      <text:p text:style-name="Standard"/>
      <text:p text:style-name="Standard"/>
      <text:p text:style-name="P3">Les projet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office:value-type="string">
            <text:p text:style-name="P4">typedomaine</text:p>
          </table:table-cell>
          <table:table-cell table:style-name="Tableau1.A1" office:value-type="string">
            <text:p text:style-name="Table_20_Contents">domaine</text:p>
          </table:table-cell>
          <table:table-cell table:style-name="Tableau1.A1" office:value-type="string">
            <text:p text:style-name="Table_20_Contents">discipline</text:p>
          </table:table-cell>
          <table:table-cell table:style-name="Tableau1.A1" office:value-type="string">
            <text:p text:style-name="Table_20_Contents">etablissement</text:p>
          </table:table-cell>
          <table:table-cell table:style-name="Tableau1.A1" office:value-type="string">
            <text:p text:style-name="Table_20_Contents">classe</text:p>
          </table:table-cell>
          <table:table-cell table:style-name="Tableau1.A1" office:value-type="string">
            <text:p text:style-name="Table_20_Contents">academie</text:p>
          </table:table-cell>
          <table:table-cell table:style-name="Tableau1.A1" office:value-type="string">
            <text:p text:style-name="Table_20_Contents">Gestionnaire(s)</text:p>
          </table:table-cell>
          <table:table-cell table:style-name="Tableau1.A1" office:value-type="string">
            <text:p text:style-name="P4">projet</text:p>
          </table:table-cell>
          <table:table-cell table:style-name="Tableau1.I1" office:value-type="string">
            <text:p text:style-name="P4">avancement</text:p>
          </table:table-cell>
        </table:table-row>
        <table:table-row>
          <table:table-cell table:style-name="Tableau1.A2" office:value-type="string">
            <text:p text:style-name="Table_20_Contents">Structu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Caisse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Standard">Licence ISCM</text:p>
          </table:table-cell>
          <table:table-cell table:style-name="Tableau1.A2" office:value-type="string">
            <text:p text:style-name="Standard">Créteil</text:p>
          </table:table-cell>
          <table:table-cell table:style-name="Tableau1.A2" office:value-type="string">
            <text:p text:style-name="Standard">Pascal ARBELLOT</text:p>
            <text:p text:style-name="Standard">Denis POYAC</text:p>
          </table:table-cell>
          <table:table-cell table:style-name="Tableau1.A2" office:value-type="string">
            <text:p text:style-name="Table_20_Contents">Voir etapes</text:p>
          </table:table-cell>
          <table:table-cell table:style-name="Tableau1.I2" office:value-type="string">
            <text:p text:style-name="Table_20_Contents">|||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Caisse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Standard">Bac Pro Usinage</text:p>
          </table:table-cell>
          <table:table-cell table:style-name="Tableau1.A2" office:value-type="string">
            <text:p text:style-name="Standard">Créteil</text:p>
          </table:table-cell>
          <table:table-cell table:style-name="Tableau1.A2" office:value-type="string">
            <text:p text:style-name="Standard">Gérard RES </text:p>
            <text:p text:style-name="Standard">Robert TOURNUS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>|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Caisse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Standard">Fatima HAMANI </text:p>
            <text:p text:style-name="Standard">Jean-Pierre LAMY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>|||||||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alcon</text:p>
          </table:table-cell>
          <table:table-cell table:style-name="Tableau1.A2" office:value-type="string">
            <text:p text:style-name="Table_20_Contents">Mécan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Frédéric XERRI </text:p>
            <text:p text:style-name="Table_20_Contents">Hervé STAUDER </text:p>
            <text:p text:style-name="Table_20_Contents">Tiana CONTRI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Landing Gear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Standard">Laurent JULES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>Landing Gear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Standard">Bac Pro Usinage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Standard">Gérard RES </text:p>
            <text:p text:style-name="Standard">Robert TOURNUS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DS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Léonard de Vinci (77)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Pascal ARBELLOT </text:p>
            <text:p text:style-name="Table_20_Contents">Denis POYAC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DS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Jean-Pierre LAMY </text:p>
            <text:p text:style-name="Table_20_Contents">Fatima HAMANI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chors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CIM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Denis BONNENFANT </text:p>
            <text:p text:style-name="Table_20_Contents">Christophe ALBIER </text:p>
            <text:p text:style-name="Table_20_Contents">Jean-Pierre VARECHON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chors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Jean-Pierre LAMY </text:p>
            <text:p text:style-name="Table_20_Contents">Fatima HAMANI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DMS+TXRX 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Fatima HAMANI </text:p>
            <text:p text:style-name="Table_20_Contents">Jean-Pierre LAMY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>Instrument explor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PXS 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AC STI2D (ITEC)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Olivier SAUREL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PXS 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AC STI2D (SIN)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Loïc JOSSE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IVA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Table_20_Contents">Lycée Dorian (75) </text:p>
          </table:table-cell>
          <table:table-cell table:style-name="Tableau1.A2" office:value-type="string">
            <text:p text:style-name="Table_20_Contents">BTS IRIS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Rémy BESSON </text:p>
            <text:p text:style-name="Table_20_Contents">Nicolas Llaser </text:p>
            <text:p text:style-name="Table_20_Contents">Dominique BOURE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MUPUS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Frédéric XERRI </text:p>
            <text:p text:style-name="Table_20_Contents">Hervé STAUDER </text:p>
            <text:p text:style-name="Table_20_Contents">Tiana CONTRI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MUPUS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IRIS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David IERVESSE </text:p>
            <text:p text:style-name="Table_20_Contents">Gaëtan GEORGES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OLIS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Table_20_Contents">Lycée Dorian (75) </text:p>
          </table:table-cell>
          <table:table-cell table:style-name="Tableau1.A2" office:value-type="string">
            <text:p text:style-name="Table_20_Contents">BTS IRIS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Rémy BESSON </text:p>
            <text:p text:style-name="Table_20_Contents">Nicolas Llaser </text:p>
            <text:p text:style-name="Table_20_Contents">Dominique BOURE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OMAP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Frédéric XERRI </text:p>
            <text:p text:style-name="Table_20_Contents">Hervé STAUDER </text:p>
            <text:p text:style-name="Table_20_Contents">Tiana CONTRI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OMAP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Table_20_Contents">Lycée Louis Armand (94) </text:p>
          </table:table-cell>
          <table:table-cell table:style-name="Tableau1.A2" office:value-type="string">
            <text:p text:style-name="Table_20_Contents">BTS IRIS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Gaëtan GEORGES </text:p>
            <text:p text:style-name="Table_20_Contents">David IERVESSE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D2</text:p>
          </table:table-cell>
          <table:table-cell table:style-name="Tableau1.A2" office:value-type="string">
            <text:p text:style-name="Standard">Mécanique</text:p>
          </table:table-cell>
          <table:table-cell table:style-name="Tableau1.A2" office:value-type="string">
            <text:p text:style-name="Table_20_Contents">Lycée Cabanis (19) </text:p>
          </table:table-cell>
          <table:table-cell table:style-name="Tableau1.A2" office:value-type="string">
            <text:p text:style-name="Table_20_Contents">BTS CPI </text:p>
          </table:table-cell>
          <table:table-cell table:style-name="Tableau1.A2" office:value-type="string">
            <text:p text:style-name="Table_20_Contents">Limoges</text:p>
          </table:table-cell>
          <table:table-cell table:style-name="Tableau1.A2" office:value-type="string">
            <text:p text:style-name="Table_20_Contents">Alexis CANTALOUBE </text:p>
            <text:p text:style-name="Table_20_Contents">Nicolas CHARBONNEL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D2</text:p>
          </table:table-cell>
          <table:table-cell table:style-name="Tableau1.A2" office:value-type="string">
            <text:p text:style-name="Standard">Informatique</text:p>
          </table:table-cell>
          <table:table-cell table:style-name="Tableau1.A2" office:value-type="string">
            <text:p text:style-name="Standard">Lycée Diderot (75) </text:p>
          </table:table-cell>
          <table:table-cell table:style-name="Tableau1.A2" office:value-type="string">
            <text:p text:style-name="Standard">BTS IRIS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Jean Pierre LAMY </text:p>
            <text:p text:style-name="Table_20_Contents">Fatima HAMANI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uppor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Fabric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ycée Dorian (75) </text:p>
          </table:table-cell>
          <table:table-cell table:style-name="Tableau1.A2" office:value-type="string">
            <text:p text:style-name="Table_20_Contents">BTS IPM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Bernard JAVOT </text:p>
            <text:p text:style-name="Table_20_Contents">Phillipe MANCEL </text:p>
            <text:p text:style-name="Table_20_Contents">Patrick MARTINI </text:p>
            <text:p text:style-name="Table_20_Contents">Christian FALGUIERE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Fabric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ycée Chenneviere- </text:p>
            <text:p text:style-name="Table_20_Contents">Malézieux(75) </text:p>
          </table:table-cell>
          <table:table-cell table:style-name="Tableau1.A2" office:value-type="string">
            <text:p text:style-name="Table_20_Contents">BAC Pro usinage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Henrique VALA </text:p>
            <text:p text:style-name="Table_20_Contents">Claude MORGAND </text:p>
            <text:p text:style-name="Table_20_Contents">Didier PIEDNOIR </text:p>
            <text:p text:style-name="Table_20_Contents">Philippe BOUCAUD </text:p>
            <text:p text:style-name="Table_20_Contents">Gilles PELLAREY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Énergie</text:p>
          </table:table-cell>
          <table:table-cell table:style-name="Tableau1.A2" office:value-type="string">
            <text:p text:style-name="Table_20_Contents">Génie Electrique</text:p>
          </table:table-cell>
          <table:table-cell table:style-name="Tableau1.A2" office:value-type="string">
            <text:p text:style-name="Table_20_Contents">Lycée Louis Armand (75) </text:p>
          </table:table-cell>
          <table:table-cell table:style-name="Tableau1.A2" office:value-type="string">
            <text:p text:style-name="Table_20_Contents">BTS SE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Denis BROUSSE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Énergie</text:p>
          </table:table-cell>
          <table:table-cell table:style-name="Tableau1.A2" office:value-type="string">
            <text:p text:style-name="Table_20_Contents">Génie Electrique</text:p>
          </table:table-cell>
          <table:table-cell table:style-name="Tableau1.A2" office:value-type="string">
            <text:p text:style-name="Table_20_Contents">Lycée Louis Armand (75) </text:p>
          </table:table-cell>
          <table:table-cell table:style-name="Tableau1.A2" office:value-type="string">
            <text:p text:style-name="Table_20_Contents">BTS Electrotechnique </text:p>
          </table:table-cell>
          <table:table-cell table:style-name="Tableau1.A2" office:value-type="string">
            <text:p text:style-name="Standard">Paris</text:p>
          </table:table-cell>
          <table:table-cell table:style-name="Tableau1.A2" office:value-type="string">
            <text:p text:style-name="Table_20_Contents">Jean-Pierre THAUVIN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Treuil et Portique</text:p>
          </table:table-cell>
          <table:table-cell table:style-name="Tableau1.A2" office:value-type="string">
            <text:p text:style-name="Table_20_Contents">Electrotechnique</text:p>
          </table:table-cell>
          <table:table-cell table:style-name="Tableau1.A2" office:value-type="string">
            <text:p text:style-name="Table_20_Contents">Lycée Louis Armand (75) </text:p>
          </table:table-cell>
          <table:table-cell table:style-name="Tableau1.A2" office:value-type="string">
            <text:p text:style-name="Table_20_Contents">BTS Electrotechnique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Jean Pierre Thauvin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Transport</text:p>
          </table:table-cell>
          <table:table-cell table:style-name="Tableau1.A2" office:value-type="string">
            <text:p text:style-name="Table_20_Contents">Emballage </text:p>
          </table:table-cell>
          <table:table-cell table:style-name="Tableau1.A2" office:value-type="string">
            <text:p text:style-name="Table_20_Contents">Lycée Mansart (94) </text:p>
          </table:table-cell>
          <table:table-cell table:style-name="Tableau1.A2" office:value-type="string">
            <text:p text:style-name="Table_20_Contents">BTS SCBH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Lies MEKIRI </text:p>
            <text:p text:style-name="Table_20_Contents">Laurent DUEZ </text:p>
            <text:p text:style-name="Table_20_Contents">Alain MORO </text:p>
            <text:p text:style-name="Table_20_Contents">Claude ROESH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Transport</text:p>
          </table:table-cell>
          <table:table-cell table:style-name="Tableau1.A2" office:value-type="string">
            <text:p text:style-name="Table_20_Contents">Transport/Logistique</text:p>
          </table:table-cell>
          <table:table-cell table:style-name="Tableau1.A2" office:value-type="string">
            <text:p text:style-name="Table_20_Contents">Lycée Alexandre Denis (91) </text:p>
          </table:table-cell>
          <table:table-cell table:style-name="Tableau1.A2" office:value-type="string">
            <text:p text:style-name="Table_20_Contents">BAC PRO Routier </text:p>
          </table:table-cell>
          <table:table-cell table:style-name="Tableau1.A2" office:value-type="string">
            <text:p text:style-name="Table_20_Contents">Versailles</text:p>
          </table:table-cell>
          <table:table-cell table:style-name="Tableau1.A2" office:value-type="string">
            <text:p text:style-name="Table_20_Contents">Roland BROUZES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ite Web</text:p>
          </table:table-cell>
          <table:table-cell table:style-name="Tableau1.A2" office:value-type="string">
            <text:p text:style-name="Table_20_Contents">Informatique</text:p>
          </table:table-cell>
          <table:table-cell table:style-name="Tableau1.A2" office:value-type="string">
            <text:p text:style-name="Table_20_Contents">Lycée Léonard de Vinci (77) </text:p>
          </table:table-cell>
          <table:table-cell table:style-name="Tableau1.A2" office:value-type="string">
            <text:p text:style-name="Table_20_Contents">BTS SIO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Olivier CAPUOZZO</text:p>
            <text:p text:style-name="Table_20_Contents">Gilles CHAMILLARD</text:p>
            <text:p text:style-name="Table_20_Contents">Frédéric VARNI</text:p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Décor</text:p>
          </table:table-cell>
          <table:table-cell table:style-name="Tableau1.A2" office:value-type="string">
            <text:p text:style-name="Table_20_Contents">Design</text:p>
          </table:table-cell>
          <table:table-cell table:style-name="Tableau1.A2" office:value-type="string">
            <text:p text:style-name="Table_20_Contents">Lycée Eugénie Cotton (93) </text:p>
          </table:table-cell>
          <table:table-cell table:style-name="Tableau1.A2" office:value-type="string">
            <text:p text:style-name="Table_20_Contents">BAC STD2A </text:p>
            <text:p text:style-name="Table_20_Contents">BTS DE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Gaëlle SAROT </text:p>
            <text:p text:style-name="Table_20_Contents"><text:s/>Stéphane DARRICAU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Décor</text:p>
          </table:table-cell>
          <table:table-cell table:style-name="Tableau1.A2" office:value-type="string">
            <text:p text:style-name="Table_20_Contents">Design</text:p>
          </table:table-cell>
          <table:table-cell table:style-name="Tableau1.A2" office:value-type="string">
            <text:p text:style-name="Table_20_Contents">Lycée du Gué (77) </text:p>
          </table:table-cell>
          <table:table-cell table:style-name="Tableau1.A2" office:value-type="string">
            <text:p text:style-name="Table_20_Contents">BMA GD </text:p>
            <text:p text:style-name="Table_20_Contents">BAC STD2A </text:p>
            <text:p text:style-name="Table_20_Contents">BTS DE </text:p>
          </table:table-cell>
          <table:table-cell table:style-name="Tableau1.A2" office:value-type="string">
            <text:p text:style-name="Table_20_Contents">Créteil</text:p>
          </table:table-cell>
          <table:table-cell table:style-name="Tableau1.A2" office:value-type="string">
            <text:p text:style-name="Table_20_Contents">Elise GOURDY-BLENIAT </text:p>
            <text:p text:style-name="Table_20_Contents">Philippe PARISOT </text:p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2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Capuozzo</meta:initial-creator>
    <meta:creation-date>2014-02-09T07:16:02</meta:creation-date>
    <dc:date>2014-02-22T10:26:39</dc:date>
    <dc:creator>Olivier Capuozzo</dc:creator>
    <meta:editing-duration>PT6H3M49S</meta:editing-duration>
    <meta:editing-cycles>45</meta:editing-cycles>
    <meta:generator>LibreOffice/3.5$Linux_x86 LibreOffice_project/350m1$Build-2</meta:generator>
    <meta:document-statistic meta:table-count="1" meta:image-count="0" meta:object-count="0" meta:page-count="6" meta:paragraph-count="274" meta:word-count="866" meta:character-count="5578" meta:non-whitespace-character-count="4780"/>
  </office:meta>
</office:document-meta>
</file>